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6" style:family="paragraph" style:parent-style-name="Text_20_body" style:list-style-name="">
      <style:text-properties officeooo:rsid="002514b8" officeooo:paragraph-rsid="002696a3"/>
    </style:style>
    <style:style style:name="P7" style:family="paragraph" style:parent-style-name="Text_20_body" style:list-style-name="">
      <style:text-properties officeooo:rsid="002514b8" officeooo:paragraph-rsid="002514b8"/>
    </style:style>
    <style:style style:name="P8" style:family="paragraph" style:parent-style-name="Text_20_body" style:list-style-name="L1">
      <style:text-properties officeooo:rsid="002514b8" officeooo:paragraph-rsid="002514b8"/>
    </style:style>
    <style:style style:name="P9" style:family="paragraph" style:parent-style-name="Text_20_body" style:list-style-name="L1">
      <style:text-properties officeooo:rsid="002514b8" officeooo:paragraph-rsid="002696a3"/>
    </style:style>
    <style:style style:name="P10" style:family="paragraph" style:parent-style-name="Text_20_body" style:list-style-name="L2">
      <style:text-properties officeooo:rsid="002514b8" officeooo:paragraph-rsid="002696a3"/>
    </style:style>
    <style:style style:name="P11" style:family="paragraph" style:parent-style-name="Text_20_body" style:list-style-name="L1">
      <style:text-properties officeooo:paragraph-rsid="002514b8"/>
    </style:style>
    <style:style style:name="P12" style:family="paragraph" style:parent-style-name="Text_20_body" style:list-style-name="L1">
      <style:text-properties officeooo:paragraph-rsid="002696a3"/>
    </style:style>
    <style:style style:name="P13" style:family="paragraph" style:parent-style-name="Text_20_body" style:list-style-name="L1">
      <style:text-properties officeooo:rsid="0027053d" officeooo:paragraph-rsid="0027053d"/>
    </style:style>
    <style:style style:name="P14" style:family="paragraph" style:parent-style-name="Text_20_body" style:list-style-name="L1">
      <style:text-properties officeooo:rsid="002696a3" officeooo:paragraph-rsid="002696a3"/>
    </style:style>
    <style:style style:name="P15" style:family="paragraph" style:parent-style-name="Text_20_body" style:list-style-name="L2">
      <style:text-properties officeooo:rsid="002696a3" officeooo:paragraph-rsid="002696a3"/>
    </style:style>
    <style:style style:name="P16" style:family="paragraph" style:parent-style-name="Text_20_body" style:list-style-name="L2">
      <style:text-properties officeooo:paragraph-rsid="002696a3"/>
    </style:style>
    <style:style style:name="P17" style:family="paragraph" style:parent-style-name="Text_20_body" style:list-style-name="L3">
      <style:text-properties officeooo:rsid="001faff2" officeooo:paragraph-rsid="001faff2"/>
    </style:style>
    <style:style style:name="P18" style:family="paragraph" style:parent-style-name="Text_20_body" style:list-style-name="L3">
      <style:text-properties officeooo:rsid="001faff2" officeooo:paragraph-rsid="00297a13"/>
    </style:style>
    <style:style style:name="P19" style:family="paragraph" style:parent-style-name="Text_20_body" style:list-style-name="L3">
      <style:text-properties officeooo:rsid="00211394" officeooo:paragraph-rsid="00211394"/>
    </style:style>
    <style:style style:name="P20" style:family="paragraph" style:parent-style-name="Text_20_body">
      <style:text-properties officeooo:rsid="001dc2b4" officeooo:paragraph-rsid="002b3ea1"/>
    </style:style>
    <style:style style:name="P21" style:family="paragraph" style:parent-style-name="Text_20_body" style:list-style-name="">
      <style:text-properties officeooo:rsid="00275483" officeooo:paragraph-rsid="00275483"/>
    </style:style>
    <style:style style:name="P22" style:family="paragraph" style:parent-style-name="Text_20_body" style:list-style-name="L4">
      <style:text-properties officeooo:rsid="00275483" officeooo:paragraph-rsid="00275483"/>
    </style:style>
    <style:style style:name="P23" style:family="paragraph" style:parent-style-name="Text_20_body" style:list-style-name="L5">
      <style:text-properties officeooo:paragraph-rsid="002b3ea1"/>
    </style:style>
    <style:style style:name="P24" style:family="paragraph" style:parent-style-name="Text_20_body">
      <style:text-properties officeooo:paragraph-rsid="002c0010"/>
    </style:style>
    <style:style style:name="P25" style:family="paragraph" style:parent-style-name="Text_20_body">
      <style:text-properties officeooo:paragraph-rsid="002dba99"/>
    </style:style>
    <style:style style:name="P26" style:family="paragraph" style:parent-style-name="Heading_20_1">
      <style:text-properties officeooo:rsid="001dc2b4"/>
    </style:style>
    <style:style style:name="P27" style:family="paragraph" style:parent-style-name="Heading_20_1" style:list-style-name="">
      <style:text-properties officeooo:rsid="001dc2b4" officeooo:paragraph-rsid="001dc2b4"/>
    </style:style>
    <style:style style:name="P28" style:family="paragraph" style:parent-style-name="Heading_20_1">
      <style:paragraph-properties fo:break-before="page"/>
      <style:text-properties officeooo:rsid="001dc2b4"/>
    </style:style>
    <style:style style:name="P29" style:family="paragraph" style:parent-style-name="Heading_20_1">
      <style:paragraph-properties fo:break-before="page"/>
      <style:text-properties officeooo:rsid="001dc2b4" officeooo:paragraph-rsid="001dc2b4"/>
    </style:style>
    <style:style style:name="P30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31" style:family="paragraph" style:parent-style-name="Heading_20_2">
      <style:text-properties officeooo:rsid="001dc2b4" officeooo:paragraph-rsid="001dc2b4"/>
    </style:style>
    <style:style style:name="P32" style:family="paragraph" style:parent-style-name="Heading_20_3">
      <style:text-properties officeooo:rsid="002514b8"/>
    </style:style>
    <style:style style:name="P33" style:family="paragraph" style:parent-style-name="Heading_20_3">
      <style:text-properties officeooo:rsid="002696a3" officeooo:paragraph-rsid="002696a3"/>
    </style:style>
    <style:style style:name="P34" style:family="paragraph" style:parent-style-name="Heading_20_3">
      <style:text-properties officeooo:rsid="00275483"/>
    </style:style>
    <style:style style:name="P35" style:family="paragraph" style:parent-style-name="Heading_20_3">
      <style:text-properties officeooo:rsid="00275483" officeooo:paragraph-rsid="00275483"/>
    </style:style>
    <style:style style:name="P36" style:family="paragraph" style:parent-style-name="Heading_20_3">
      <style:text-properties officeooo:paragraph-rsid="0027ee31"/>
    </style:style>
    <style:style style:name="P37" style:family="paragraph" style:parent-style-name="Heading_20_3">
      <style:text-properties officeooo:paragraph-rsid="002b3ea1"/>
    </style:style>
    <style:style style:name="P38" style:family="paragraph" style:parent-style-name="Heading_20_3">
      <style:text-properties officeooo:rsid="001dc2b4" officeooo:paragraph-rsid="002b3ea1"/>
    </style:style>
    <style:style style:name="P39" style:family="paragraph" style:parent-style-name="Heading_20_3">
      <style:text-properties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7ee31"/>
    </style:style>
    <style:style style:name="T7" style:family="text">
      <style:text-properties officeooo:rsid="00297a13"/>
    </style:style>
    <style:style style:name="T8" style:family="text">
      <style:text-properties officeooo:rsid="002b3ea1"/>
    </style:style>
    <style:style style:name="T9" style:family="text">
      <style:text-properties officeooo:rsid="002bc86f"/>
    </style:style>
    <style:style style:name="T10" style:family="text">
      <style:text-properties officeooo:rsid="002c0010"/>
    </style:style>
    <style:style style:name="T11" style:family="text">
      <style:text-properties officeooo:rsid="002dba99"/>
    </style:style>
    <style:style style:name="T12" style:family="text">
      <style:text-properties officeooo:rsid="00310e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Progress</text:h>
      <text:p text:style-name="P2"/>
      <text:p text:style-name="P2"/>
      <text:h text:style-name="P31" text:outline-level="2">ToDo</text:h>
      <text:p text:style-name="P3">** move ToDo list here! **</text:p>
      <text:h text:style-name="P32" text:outline-level="3">ordered list (incomplete!) </text:h>
      <text:h text:style-name="P5" text:outline-level="1"><text:span text:style-name="T3">*** the following is about single 6DOf IMU senso</text:span><text:span text:style-name="T4">r, other sensors should be similar and multiple ***</text:span></text:h>
      <text:h text:style-name="P6" text:outline-level="1">*** should work simultaneously (care for concurrency, tho!!!) *** </text:h>
      <text:list xml:id="list4109909436535286767" text:style-name="L1">
        <text:list-item>
          <text:h text:style-name="P11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3" text:outline-level="1">This functionality will be time critical later, so use C++ here already</text:h>
            </text:list-item>
          </text:list>
        </text:list-item>
        <text:list-item>
          <text:h text:style-name="P13" text:outline-level="1">Get the build mechanisms running for the simple data simulator</text:h>
          <text:list>
            <text:list-item>
              <text:h text:style-name="P13" text:outline-level="1">Create Makefile</text:h>
            </text:list-item>
            <text:list-item>
              <text:h text:style-name="P13" text:outline-level="1">Get Debugging to work</text:h>
            </text:list-item>
          </text:list>
        </text:list-item>
        <text:list-item>
          <text:h text:style-name="P12" text:outline-level="1"><text:span text:style-name="T4">Implement </text:span><text:span text:style-name="T5">rudimentary access to the basic sensor data simulator</text:span></text:h>
          <text:list>
            <text:list-item>
              <text:h text:style-name="P13" text:outline-level="1">This should consider to be easily swappable to a real sensor(-system)</text:h>
            </text:list-item>
          </text:list>
        </text:list-item>
        <text:list-item>
          <text:h text:style-name="P13" text:outline-level="1">Implement very simple (console?) output for the sensor data</text:h>
          <text:list>
            <text:list-item>
              <text:h text:style-name="P13" text:outline-level="1">Note: that there is in fact a simulator providing the data should not matter at this point</text:h>
            </text:list-item>
          </text:list>
        </text:list-item>
        <text:list-item>
          <text:h text:style-name="P8" text:outline-level="1"/>
        </text:list-item>
        <text:list-item>
          <text:h text:style-name="P8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40682195" text:continue-numbering="true" text:style-name="L1">
        <text:list-item>
          <text:h text:style-name="P9" text:outline-level="1">evaluate data-management solutions </text:h>
        </text:list-item>
        <text:list-item>
          <text:h text:style-name="P9" text:outline-level="1">elaborate means to access the offline data in a way that allows to switch to real measurements easily </text:h>
          <text:list>
            <text:list-item>
              <text:h text:style-name="P9" text:outline-level="1">access to data should be possible to either timing dependant (time goes by even when not polling the data), or independant, for debugging </text:h>
            </text:list-item>
            <text:list-item>
              <text:h text:style-name="P9" text:outline-level="1">Note: this topic may be switched with data visualization (or at least a primitive version thereof) </text:h>
            </text:list-item>
          </text:list>
        </text:list-item>
        <text:list-item>
          <text:h text:style-name="P9" text:outline-level="1">data visualization (hopefully using the aforementioned way of access) </text:h>
          <text:list>
            <text:list-item>
              <text:h text:style-name="P9" text:outline-level="1">offline and online visualization! </text:h>
            </text:list-item>
          </text:list>
        </text:list-item>
        <text:list-item>
          <text:h text:style-name="P11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8" text:outline-level="1"><text:soft-page-break/>generate appropriate data to simulate movements of a 6DOF imu as follows: </text:h>
          <text:list>
            <text:list-item>
              <text:h text:style-name="P8" text:outline-level="1">exact data for positions with high sampling rate </text:h>
            </text:list-item>
            <text:list-item>
              <text:h text:style-name="P8" text:outline-level="1">blurred (gauss?) version of the above, eventually as on-the-fly option </text:h>
            </text:list-item>
            <text:list-item>
              <text:h text:style-name="P8" text:outline-level="1">Note: generate at least some movements as a close-loop, to be able to run them indefinitely </text:h>
            </text:list-item>
          </text:list>
        </text:list-item>
        <text:list-item>
          <text:h text:style-name="P14" text:outline-level="1">Improve logo</text:h>
          <text:list>
            <text:list-item>
              <text:h text:style-name="P12" text:outline-level="1"><text:span text:style-name="T4">Derive icon from logo</text:span><text:span text:style-name="T3"> </text:span></text:h>
            </text:list-item>
          </text:list>
        </text:list-item>
        <text:list-item>
          <text:h text:style-name="P8" text:outline-level="1">a nice addon would be to have the possibility to have an interactive visualization of </text:h>
        </text:list-item>
        <text:list-item>
          <text:h text:style-name="P8" text:outline-level="1">the current IMU position which allows to move the imu virtually through mouse/keybord (or other) input. This could be useful to have a more immersive way to test the effects of imu input </text:h>
        </text:list-item>
        <text:list-item>
          <text:h text:style-name="P8" text:outline-level="1">use github to push the git repo to </text:h>
        </text:list-item>
        <text:list-item>
          <text:h text:style-name="P11" text:outline-level="1"><text:span text:style-name="T3">use gitit as git-based wiki (and </text:span><text:span text:style-name="T4">probably </text:span><text:span text:style-name="T3">migrate this file)</text:span></text:h>
        </text:list-item>
      </text:list>
      <text:h text:style-name="P7" text:outline-level="1"/>
      <text:h text:style-name="P33" text:outline-level="3">Done</text:h>
      <text:list xml:id="list3140667198300362894" text:style-name="L2">
        <text:list-item>
          <text:h text:style-name="P16" text:outline-level="1"><text:span text:style-name="T3">setup git as </text:span><text:span text:style-name="T4">version control system</text:span></text:h>
        </text:list-item>
        <text:list-item>
          <text:h text:style-name="P10" text:outline-level="1">setup bugs everywhere as distributed issue manager </text:h>
        </text:list-item>
        <text:list-item>
          <text:h text:style-name="P15" text:outline-level="1">First pass of logo as svg</text:h>
        </text:list-item>
      </text:list>
      <text:h text:style-name="P28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2300507056924186213" text:style-name="L3">
        <text:list-item>
          <text:p text:style-name="P17">Data</text:p>
          <text:list>
            <text:list-item>
              <text:p text:style-name="P17">Data Management</text:p>
            </text:list-item>
            <text:list-item>
              <text:p text:style-name="P17">Data Generation</text:p>
            </text:list-item>
            <text:list-item>
              <text:p text:style-name="P17">Data Access</text:p>
            </text:list-item>
          </text:list>
        </text:list-item>
        <text:list-item>
          <text:p text:style-name="P17">Assets</text:p>
          <text:list>
            <text:list-item>
              <text:p text:style-name="P17">Logo</text:p>
            </text:list-item>
            <text:list-item>
              <text:p text:style-name="P17">Icon</text:p>
            </text:list-item>
            <text:list-item>
              <text:p text:style-name="P19">3D models for visualization</text:p>
            </text:list-item>
            <text:list-item>
              <text:p text:style-name="P17">(Splash Screen?)</text:p>
            </text:list-item>
            <text:list-item>
              <text:p text:style-name="P19">(Sounds?)</text:p>
            </text:list-item>
          </text:list>
        </text:list-item>
        <text:list-item>
          <text:p text:style-name="P19">Visualization</text:p>
          <text:list>
            <text:list-item>
              <text:p text:style-name="P19">Offline</text:p>
            </text:list-item>
            <text:list-item>
              <text:p text:style-name="P19">Online</text:p>
            </text:list-item>
          </text:list>
        </text:list-item>
        <text:list-item>
          <text:p text:style-name="P18"><text:span text:style-name="T7">Sensor reading</text:span></text:p>
          <text:list>
            <text:list-item>
              <text:p text:style-name="P18"><text:span text:style-name="T7">micro controller program</text:span></text:p>
            </text:list-item>
            <text:list-item>
              <text:p text:style-name="P18"><text:span text:style-name="T7">communication to micro controller</text:span></text:p>
            </text:list-item>
          </text:list>
        </text:list-item>
        <text:list-item>
          <text:p text:style-name="P18"><text:span text:style-name="T7">Sensor data interpretation</text:span></text:p>
          <text:list>
            <text:list-item>
              <text:p text:style-name="P18"><text:span text:style-name="T7">filtering</text:span></text:p>
            </text:list-item>
            <text:list-item>
              <text:p text:style-name="P18"><text:span text:style-name="T7">deriving relative roientation/hand posture</text:span></text:p>
            </text:list-item>
          </text:list>
        </text:list-item>
        <text:list-item>
          <text:p text:style-name="P17">.</text:p>
        </text:list-item>
        <text:list-item>
          <text:p text:style-name="P17">.</text:p>
        </text:list-item>
      </text:list>
      <text:p text:style-name="P4"/>
      <text:p text:style-name="P3"/>
      <text:h text:style-name="P27" text:outline-level="1"/>
      <text:h text:style-name="P30" text:outline-level="1">Used Software</text:h>
      <text:h text:style-name="P21" text:outline-level="1">List of used software</text:h>
      <text:h text:style-name="P35" text:outline-level="3">Design/Assets</text:h>
      <text:list xml:id="list2871424655909670252" text:style-name="L4">
        <text:list-item>
          <text:p text:style-name="P22">Inkscape</text:p>
        </text:list-item>
        <text:list-item>
          <text:p text:style-name="P22">bundler</text:p>
        </text:list-item>
      </text:list>
      <text:h text:style-name="P34" text:outline-level="3">C++</text:h>
      <text:list xml:id="list1150494129" text:continue-numbering="true" text:style-name="L4">
        <text:list-item>
          <text:p text:style-name="P22">make</text:p>
        </text:list-item>
        <text:list-item>
          <text:p text:style-name="P22">Qt/qml</text:p>
        </text:list-item>
        <text:list-item>
          <text:p text:style-name="P22">boost</text:p>
        </text:list-item>
        <text:list-item>
          <text:p text:style-name="P22"><text:span text:style-name="T9">(</text:span>VTK?<text:span text:style-name="T9">)</text:span></text:p>
        </text:list-item>
      </text:list>
      <text:h text:style-name="P35" text:outline-level="3">Python</text:h>
      <text:list xml:id="list1735053238" text:continue-numbering="true" text:style-name="L4">
        <text:list-item>
          <text:p text:style-name="P22">mayavi</text:p>
        </text:list-item>
        <text:list-item>
          <text:p text:style-name="P22">matplotlib</text:p>
        </text:list-item>
      </text:list>
      <text:h text:style-name="P36" text:outline-level="3"><text:span text:style-name="T6">Arduino</text:span></text:h>
      <text:list xml:id="list4030576911657323148" text:style-name="L5">
        <text:list-item>
          <text:p text:style-name="P23"><text:span text:style-name="T8">arduino (std. program for linux)</text:span></text:p>
        </text:list-item>
      </text:list>
      <text:h text:style-name="P29" text:outline-level="1">Decisions</text:h>
      <text:p text:style-name="P3"/>
      <text:h text:style-name="P31" text:outline-level="2">To be made</text:h>
      <text:h text:style-name="P38" text:outline-level="3"><text:span text:style-name="T8"/></text:h>
      <text:h text:style-name="P31" text:outline-level="2">Preliminary</text:h>
      <text:h text:style-name="P37" text:outline-level="3"><text:span text:style-name="T8">IPC</text:span></text:h>
      <text:p text:style-name="P20"><text:span text:style-name="T8">There needs to be IPC somewhere, just to practice IPC implementation. It's not decided if it's gonna be shared memory, memory mapped files or any other means.</text:span></text:p>
      <text:p text:style-name="P20"><text:span text:style-name="T8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span></text:p>
      <text:p text:style-name="P20"><text:span text:style-name="T8">Another thing to think about is, that this also allows to change sensors relatively easy, especially change simulated sensors with real ones, from outside the processing application.</text:span></text:p>
      <text:h text:style-name="P39" text:outline-level="3"><text:span text:style-name="T10">Python with C++ libraries for all Applications</text:span></text:h>
      <text:p text:style-name="P24"><text:span text:style-name="T10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11">outweigh</text:span><text:span text:style-name="T10"> by the </text:span><text:span text:style-name="T11">simplifications and possibilities gained from running applications in python.</text:span></text:p>
      <text:p text:style-name="P25"><text:span text:style-name="T11">Still, the python scripts for parts which are written in C++, e.g. for performance reasons, should be </text:span><text:span text:style-name="T12">kept</text:span><text:span text:style-name="T11"> as slim as possible.</text:span></text:p>
      <text:h text:style-name="P31" text:outline-level="2">Had been made</text:h>
      <text:h text:style-name="P37" text:outline-level="3"><text:span text:style-name="T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2-25T18:28:25</dc:date>
    <dc:creator>Torge Herber</dc:creator>
    <meta:editing-duration>PT5H20M49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5" meta:paragraph-count="89" meta:word-count="697" meta:character-count="4035" meta:non-whitespace-character-count="3466"/>
  </office:meta>
</office:document-meta>
</file>